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text-align="center" style:justify-single-word="false"/>
      <style:text-properties style:font-name="Liberation Serif"/>
    </style:style>
    <style:style style:name="P2" style:family="paragraph" style:parent-style-name="Heading_20_1">
      <style:paragraph-properties fo:text-align="center" style:justify-single-word="false"/>
    </style:style>
    <style:style style:name="P3" style:family="paragraph" style:parent-style-name="Heading_20_2">
      <style:text-properties style:font-name="Liberation Serif" officeooo:rsid="0009569d" officeooo:paragraph-rsid="0009569d"/>
    </style:style>
    <style:style style:name="P4" style:family="paragraph" style:parent-style-name="Heading_20_2">
      <style:text-properties officeooo:rsid="000aa45a" officeooo:paragraph-rsid="000aa45a"/>
    </style:style>
    <style:style style:name="P5" style:family="paragraph" style:parent-style-name="Standard" style:list-style-name="L1"/>
    <style:style style:name="P6" style:family="paragraph" style:parent-style-name="Standard" style:list-style-name="L2"/>
    <style:style style:name="P7" style:family="paragraph" style:parent-style-name="Standard">
      <style:text-properties officeooo:rsid="000bd9c8" officeooo:paragraph-rsid="000bd9c8"/>
    </style:style>
    <style:style style:name="P8" style:family="paragraph" style:parent-style-name="Standard">
      <style:text-properties style:font-name="Liberation Serif" officeooo:rsid="000bd9c8" officeooo:paragraph-rsid="000bd9c8"/>
    </style:style>
    <style:style style:name="P9" style:family="paragraph" style:parent-style-name="Standard">
      <style:paragraph-properties style:writing-mode="lr-tb"/>
      <style:text-properties style:font-name="monospace" fo:font-size="10.5pt"/>
    </style:style>
    <style:style style:name="P10" style:family="paragraph" style:parent-style-name="Text_20_body">
      <style:text-properties style:font-name="Liberation Serif"/>
    </style:style>
    <style:style style:name="P11" style:family="paragraph" style:parent-style-name="Title">
      <style:text-properties style:font-name="Liberation Serif"/>
    </style:style>
    <style:style style:name="T1" style:family="text">
      <style:text-properties officeooo:rsid="00083842"/>
    </style:style>
    <style:style style:name="T2" style:family="text">
      <style:text-properties officeooo:rsid="0009569d"/>
    </style:style>
    <style:style style:name="T3" style:family="text">
      <style:text-properties style:font-name="serif" fo:font-size="10.5pt"/>
    </style:style>
    <style:style style:name="T4" style:family="text">
      <style:text-properties fo:font-size="10.5pt" officeooo:rsid="000aa45a"/>
    </style:style>
    <style:style style:name="T5" style:family="text">
      <style:text-properties style:font-name="monospace" fo:font-size="10.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ostgreSQL 14.0 Documentation <text:span text:style-name="T1">notes</text:span></text:p>
      <text:p text:style-name="P10"/>
      <text:p text:style-name="P7">STAO: <text:a xlink:type="simple" xlink:href="https://www.postgresql.org/files/documentation/pdf/14/postgresql-14-A4.pdf" text:style-name="Internet_20_link" text:visited-style-name="Visited_20_Internet_20_Link">https://www.postgresql.org/files/documentation/pdf/14/postgresql-14-A4.pdf</text:a></text:p>
      <text:p text:style-name="P8">and: https://cuteboyprogrammers.com/pdf/humblebundle/learningsql3e.pdf</text:p>
      <text:h text:style-name="P1" text:outline-level="1"><text:span text:style-name="T2">S</text:span>imple introduction</text:h>
      <text:h text:style-name="P3" text:outline-level="2">Architectural fundamentals</text:h>
      <text:p text:style-name="Standard">PostgreSQL uses a client/server model. A PostgreSQL session consists of the following cooperating processes (programs):</text:p>
      <text:list xml:id="list3746740858" text:style-name="L1">
        <text:list-item>
          <text:p text:style-name="P5">A server process, which manages the database files, accepts connections to the database from client applications, and performs database actions on behalf of the clients. The database server program is called postgres. </text:p>
        </text:list-item>
        <text:list-item>
          <text:p text:style-name="P5">The user's client (frontend) application that wants to perform database operations. Client applications can be very diverse in nature: a client could be a text-oriented tool, a graphical application, a web server that accesses the database to display web pages, or a specialized database maintenance tool. </text:p>
        </text:list-item>
      </text:list>
      <text:h text:style-name="Heading_20_2" text:outline-level="2">Creating DB</text:h>
      <text:p text:style-name="Standard">A running PostgreSQL server can manage many databases. Typically, a separate database is used for each project</text:p>
      <text:p text:style-name="Standard"><text:span text:style-name="T3">To create a new database, in this example named </text:span><text:span text:style-name="T5">mydb</text:span></text:p>
      <text:p text:style-name="Standard">createdb mydb</text:p>
      <text:p text:style-name="Standard"/>
      <text:p text:style-name="Standard"><text:span text:style-name="T4">I</text:span>f you do not want to use your database anymore you can remove it. </text:p>
      <text:p text:style-name="P9">dropdb mydb</text:p>
      <text:p text:style-name="Standard"/>
      <text:h text:style-name="P4" text:outline-level="2">Accessing DB</text:h>
      <text:p text:style-name="Standard">Can access by:</text:p>
      <text:list xml:id="list3149998621" text:style-name="L2">
        <text:list-item>
          <text:p text:style-name="P6">running psql program in terminal</text:p>
        </text:list-item>
        <text:list-item>
          <text:p text:style-name="P6">using DB tool like pgAdmin</text:p>
        </text:list-item>
        <text:list-item>
          <text:p text:style-name="P6">write a custom app</text:p>
        </text:list-item>
      </text:list>
      <text:p text:style-name="Standard"/>
      <text:h text:style-name="P2" text:outline-level="1">SQL Language</text:h>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1T00:39:38.783718199</meta:creation-date>
    <dc:date>2021-11-11T01:03:22.259657597</dc:date>
    <meta:editing-duration>PT11M22S</meta:editing-duration>
    <meta:editing-cycles>3</meta:editing-cycles>
    <meta:generator>LibreOffice/7.0.6.2$Linux_X86_64 LibreOffice_project/00$Build-2</meta:generator>
    <meta:document-statistic meta:table-count="0" meta:image-count="0" meta:object-count="0" meta:page-count="1" meta:paragraph-count="20" meta:word-count="178" meta:character-count="1256" meta:non-whitespace-character-count="1100"/>
  </office:meta>
</office:document-meta>
</file>